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F2000002D4ED822B6069825D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1.3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enbanken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8cm" svg:height="1.306cm" svg:x="0cm" svg:y="0.094cm" presentation:class="title" presentation:user-transformed="true">
          <draw:text-box>
            <text:p><text:span text:style-name="T1">Welche Probleme siehst du?</text:span></text:p>
          </draw:text-box>
        </draw:frame>
        <draw:frame draw:style-name="gr1" draw:text-style-name="P2" draw:layer="layout" svg:width="26.581cm" svg:height="15.2cm" svg:x="0.7cm" svg:y="2.8cm">
          <draw:image xlink:href="Pictures/10000201000004F2000002D4ED822B6069825D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7-11T17:03:39.797000000</dc:date>
    <meta:editing-duration>PT16H12M18S</meta:editing-duration>
    <meta:editing-cycles>34</meta:editing-cycles>
    <meta:generator>LibreOffice/6.2.5.2$Windows_X86_64 LibreOffice_project/1ec314fa52f458adc18c4f025c545a4e8b22c159</meta:generator>
    <meta:document-statistic meta:object-count="24"/>
  </office:meta>
</office:document-meta>
</file>